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, sans-serif"/>
    <style:font-face style:name="Liberation Sans1" svg:font-family="'Liberation Sans'" style:font-pitch="variable"/>
    <style:font-face style:name="Liberation Sans2" svg:font-family="'Liberation Sans'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729fcf"/>
    </style:style>
    <style:style style:name="gr3" style:family="graphic" style:parent-style-name="standard">
      <style:graphic-properties draw:stroke="solid" svg:stroke-width="0.035cm" svg:stroke-color="#3465a4" draw:stroke-linejoin="round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stroke-linejoin="round" draw:fill="solid" draw:fill-color="#99ccff"/>
    </style:style>
    <style:style style:name="gr5" style:family="graphic" style:parent-style-name="standard">
      <style:graphic-properties draw:stroke="none" svg:stroke-width="0.035cm" draw:stroke-linejoin="round" draw:fill="solid" draw:fill-color="#c2e0ff"/>
    </style:style>
    <style:style style:name="gr6" style:family="graphic" style:parent-style-name="standard">
      <style:graphic-properties draw:stroke="none" svg:stroke-width="0.035cm" draw:stroke-linejoin="round" draw:fill="solid" draw:fill-color="#99ccff" draw:textarea-vertical-align="middle"/>
    </style:style>
    <style:style style:name="gr7" style:family="graphic" style:parent-style-name="standard">
      <style:graphic-properties draw:stroke="none" svg:stroke-width="0.035cm" draw:stroke-linejoin="round" draw:fill="solid" draw:fill-color="#99ccff"/>
    </style:style>
    <style:style style:name="gr8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518cm"/>
    </style:style>
    <style:style style:name="gr12" style:family="graphic" style:parent-style-name="standard">
      <style:graphic-properties draw:stroke="none" draw:fill="none" fo:min-height="0.59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729fcf"/>
    </style:style>
    <style:style style:name="P3" style:family="paragraph">
      <loext:graphic-properties draw:fill="solid" draw:fill-color="#99ccff"/>
      <style:text-properties fo:font-size="15pt" style:font-size-asian="15pt" style:font-size-complex="15pt"/>
    </style:style>
    <style:style style:name="P4" style:family="paragraph">
      <loext:graphic-properties draw:fill="solid" draw:fill-color="#c2e0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ccff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solid" draw:fill-color="#99ccff"/>
    </style:style>
    <style:style style:name="P8" style:family="paragraph">
      <style:paragraph-properties fo:text-align="start"/>
    </style:style>
    <style:style style:name="P9" style:family="paragraph">
      <style:text-properties fo:font-size="15pt"/>
    </style:style>
    <style:style style:name="P10" style:family="paragraph">
      <loext:graphic-properties draw:fill="none" draw:fill-color="#ffffff"/>
      <style:text-properties fo:font-size="15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000000" style:font-name="Liberation Sans3" fo:font-size="1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466cm" svg:height="8.577cm" svg:x="10.392cm" svg:y="2.36cm" svg:viewBox="0 0 4467 8578" draw:points="2233,8578 0,8578 0,0 4467,0 4467,8578">
          <text:p/>
        </draw:polygon>
        <draw:path draw:style-name="gr2" draw:text-style-name="P2" draw:layer="layout" svg:width="4.462cm" svg:height="8.574cm" svg:x="10.393cm" svg:y="2.361cm" svg:viewBox="0 0 4463 8575" svg:d="M399 2842c-84-1061 302-2061 689-2061 122-7 248 95 351 250 100-480 283-773 491-773 136 16 282 158 387 416 74-424 230-674 400-674 142 0 272 183 355 460 95-286 237-460 386-460 243 0 447 448 490 1075 234 175 403 743 403 1394 0 198-13 389-47 571 98 318 159 710 159 1112 0 909-267 1675-610 1806 0 869-264 1552-594 1552-115 0-222-83-317-242-87 767-362 1305-670 1305-229 0-447-321-577-828-120 193-57 310-407 310-286 0-551-402-690-1053-329-16-499-531-499-1183 0-302 43-576 121-802-142-190-220-568-220-1000 0-608 173-1108 399-1175zM0 0zM4463 8575z">
          <text:p/>
        </draw:path>
        <draw:path draw:style-name="gr3" draw:text-style-name="P1" draw:layer="layout" svg:width="4.462cm" svg:height="8.572cm" svg:x="10.393cm" svg:y="2.361cm" svg:viewBox="0 0 4463 8573" svg:d="M399 2842c-84-1061 302-2061 689-2061 122-7 248 95 351 250 100-480 283-773 491-773 136 16 282 158 387 416 74-424 230-674 400-674 142 0 272 183 355 460 95-286 237-460 386-460 243 0 447 448 490 1075 234 175 403 743 403 1394 0 198-13 389-47 571 98 318 159 710 159 1112 0 909-267 1675-610 1806 0 869-264 1552-594 1552-115 0-222-83-317-242-87 767-362 1305-670 1305-229 0-447-321-577-828-120 193-57 310-407 310-286 0-551-402-690-1053-329-16-499-531-499-1183 0-302 43-576 121-802-142-190-220-568-220-1000 0-608 173-1108 399-1175z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032cm" svg:height="0.301cm" svg:x="10.792cm" svg:y="5.203cm" svg:viewBox="0 0 33 302" svg:d="M0 0c4 100 23 211 33 302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145cm" svg:height="0.284cm" svg:x="11.832cm" svg:y="3.393cm" svg:viewBox="0 0 146 285" svg:d="M0 0c49 76 106 180 146 285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038cm" svg:height="0.279cm" svg:x="12.671cm" svg:y="3.035cm" svg:viewBox="0 0 39 280" svg:d="M39 0c-17 84-29 183-39 280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069cm" svg:height="0.337cm" svg:x="13.396cm" svg:y="2.821cm" svg:viewBox="0 0 70 338" svg:d="M70 0c-31 95-49 223-70 338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019cm" svg:height="0.266cm" svg:x="14.341cm" svg:y="3.436cm" svg:viewBox="0 0 20 267" svg:d="M0 0c4 72 26 231 18 267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149cm" svg:height="0.528cm" svg:x="14.547cm" svg:y="5.401cm" svg:viewBox="0 0 150 529" svg:d="M150 0c-36 203-83 382-150 529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345cm" svg:height="1.414cm" svg:x="13.905cm" svg:y="6.905cm" svg:viewBox="0 0 346 1415" svg:d="M344 1415c16-322-79-1116-344-1415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026cm" svg:height="0.377cm" svg:x="13.334cm" svg:y="9.251cm" svg:viewBox="0 0 27 378" svg:d="M0 378c17-131 23-250 27-378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074cm" svg:height="0.345cm" svg:x="12.017cm" svg:y="9.76cm" svg:viewBox="0 0 75 346" svg:d="M75 346c-34-104-54-223-75-346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116cm" svg:height="0.075cm" svg:x="10.992cm" svg:y="9.287cm" svg:viewBox="0 0 117 76" svg:d="M0 76c40-16 79-41 117-76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ath draw:style-name="gr3" draw:text-style-name="P1" draw:layer="layout" svg:width="0.26cm" svg:height="0.167cm" svg:x="10.613cm" svg:y="7.377cm" svg:viewBox="0 0 261 168" svg:d="M0 0c70 104 148 196 261 160">
          <text:p/>
        </draw:path>
        <draw:polygon draw:style-name="gr3" draw:text-style-name="P1" draw:layer="layout" svg:width="0cm" svg:height="0cm" svg:x="10.393cm" svg:y="2.361cm" svg:viewBox="0 0 0 0" draw:points="0,0">
          <text:p/>
        </draw:polygon>
        <draw:polygon draw:style-name="gr3" draw:text-style-name="P1" draw:layer="layout" svg:width="0cm" svg:height="0cm" svg:x="14.855cm" svg:y="10.935cm" svg:viewBox="0 0 0 0" draw:points="0,0">
          <text:p/>
        </draw:polygon>
        <draw:polygon draw:style-name="gr1" draw:text-style-name="P1" draw:layer="layout" svg:width="6.039cm" svg:height="0.799cm" svg:x="4.231cm" svg:y="5.8cm" svg:viewBox="0 0 6040 800" draw:points="3020,800 0,800 0,0 6040,0 6040,800">
          <text:p/>
        </draw:polygon>
        <draw:path draw:style-name="gr4" draw:text-style-name="P3" draw:layer="layout" svg:width="6.034cm" svg:height="0.795cm" svg:x="4.233cm" svg:y="5.801cm" svg:viewBox="0 0 6035 796" svg:d="M0 398c0 218 83 398 184 398h5666c101 0 185-180 185-398 0-217-84-398-185-398h-5666c-101 0-184 181-184 398zM0 796zM6035 0z">
          <text:p><text:span text:style-name="T1"><text:s text:c="2"/></text:span><text:span text:style-name="T1">Queue with filenames</text:span></text:p>
        </draw:path>
        <draw:path draw:style-name="gr3" draw:text-style-name="P1" draw:layer="layout" svg:width="6.034cm" svg:height="0.795cm" svg:x="4.233cm" svg:y="5.801cm" svg:viewBox="0 0 6035 796" svg:d="M0 398c0 218 83 398 184 398h5666c101 0 185-180 185-398 0-217-84-398-185-398h-5666c-101 0-184 181-184 398z">
          <text:p/>
        </draw:path>
        <draw:polygon draw:style-name="gr3" draw:text-style-name="P1" draw:layer="layout" svg:width="0cm" svg:height="0cm" svg:x="4.233cm" svg:y="6.596cm" svg:viewBox="0 0 0 0" draw:points="0,0">
          <text:p/>
        </draw:polygon>
        <draw:polygon draw:style-name="gr3" draw:text-style-name="P1" draw:layer="layout" svg:width="0cm" svg:height="0cm" svg:x="10.16cm" svg:y="5.801cm" svg:viewBox="0 0 0 0" draw:points="0,0">
          <text:p/>
        </draw:polygon>
        <draw:path draw:style-name="gr5" draw:text-style-name="P4" draw:layer="layout" svg:width="6.034cm" svg:height="0.795cm" svg:x="4.233cm" svg:y="5.801cm" svg:viewBox="0 0 6035 796" svg:d="M0 398c0 218 83 398 184 398 100 0 184-180 184-398 0-217-84-398-184-398-101 0-184 181-184 398zM0 796zM6035 0z">
          <text:p/>
        </draw:path>
        <draw:path draw:style-name="gr3" draw:text-style-name="P1" draw:layer="layout" svg:width="0.369cm" svg:height="0.795cm" svg:x="4.233cm" svg:y="5.801cm" svg:viewBox="0 0 370 796" svg:d="M0 398c0 218 83 398 185 398 100 0 185-180 185-398 0-217-85-398-185-398-102 0-185 181-185 398z">
          <text:p/>
        </draw:path>
        <draw:polygon draw:style-name="gr3" draw:text-style-name="P1" draw:layer="layout" svg:width="0cm" svg:height="0cm" svg:x="4.233cm" svg:y="6.596cm" svg:viewBox="0 0 0 0" draw:points="0,0">
          <text:p/>
        </draw:polygon>
        <draw:polygon draw:style-name="gr3" draw:text-style-name="P1" draw:layer="layout" svg:width="0cm" svg:height="0cm" svg:x="10.16cm" svg:y="5.801cm" svg:viewBox="0 0 0 0" draw:points="0,0">
          <text:p/>
        </draw:polygon>
        <draw:polygon draw:style-name="gr1" draw:text-style-name="P1" draw:layer="layout" svg:width="8.415cm" svg:height="1.205cm" svg:x="3.155cm" svg:y="5.695cm" svg:viewBox="0 0 8416 1206" draw:points="4208,1206 0,1206 0,0 8416,0 8416,1206">
          <text:p/>
        </draw:polygon>
        <draw:polygon draw:style-name="gr1" draw:text-style-name="P1" draw:layer="layout" svg:width="2.979cm" svg:height="1.751cm" svg:x="11.054cm" svg:y="4.139cm" svg:viewBox="0 0 2980 1752" draw:points="1490,1752 0,1752 0,0 2980,0 2980,1752">
          <text:p/>
        </draw:polygon>
        <draw:path draw:style-name="gr6" draw:text-style-name="P6" draw:layer="layout" svg:width="2.976cm" svg:height="1.748cm" svg:x="11.055cm" svg:y="4.14cm" svg:viewBox="0 0 2977 1749" svg:d="M1487 0c844 0 1487 378 1487 873s-643 874-1487 874c-843 0-1487-379-1487-874s644-873 1487-873zM0 0zM2977 1749z">
          <text:p text:style-name="P5"><text:span text:style-name="T1">Cbf reader</text:span></text:p>
        </draw:path>
        <draw:path draw:style-name="gr3" draw:text-style-name="P1" draw:layer="layout" svg:width="2.973cm" svg:height="1.746cm" svg:x="11.055cm" svg:y="4.14cm" svg:viewBox="0 0 2974 1747" svg:d="M1487 0c844 0 1487 378 1487 873s-643 874-1487 874c-843 0-1487-379-1487-874s644-873 1487-873z">
          <text:p/>
        </draw:path>
        <draw:polygon draw:style-name="gr3" draw:text-style-name="P1" draw:layer="layout" svg:width="0cm" svg:height="0cm" svg:x="11.055cm" svg:y="4.14cm" svg:viewBox="0 0 0 0" draw:points="0,0">
          <text:p/>
        </draw:polygon>
        <draw:polygon draw:style-name="gr3" draw:text-style-name="P1" draw:layer="layout" svg:width="0cm" svg:height="0cm" svg:x="14.031cm" svg:y="5.888cm" svg:viewBox="0 0 0 0" draw:points="0,0">
          <text:p/>
        </draw:polygon>
        <draw:polygon draw:style-name="gr1" draw:text-style-name="P1" draw:layer="layout" svg:width="2.979cm" svg:height="1.751cm" svg:x="11.054cm" svg:y="6.01cm" svg:viewBox="0 0 2980 1752" draw:points="1490,1752 0,1752 0,0 2980,0 2980,1752">
          <text:p/>
        </draw:polygon>
        <draw:path draw:style-name="gr7" draw:text-style-name="P7" draw:layer="layout" svg:width="2.976cm" svg:height="1.748cm" svg:x="11.055cm" svg:y="6.011cm" svg:viewBox="0 0 2977 1749" svg:d="M1487 0c844 0 1487 378 1487 873s-643 874-1487 874c-843 0-1487-379-1487-874s644-873 1487-873zM0 0zM2977 1749z">
          <text:p/>
        </draw:path>
        <draw:path draw:style-name="gr3" draw:text-style-name="P1" draw:layer="layout" svg:width="2.973cm" svg:height="1.746cm" svg:x="11.055cm" svg:y="6.011cm" svg:viewBox="0 0 2974 1747" svg:d="M1487 0c844 0 1487 378 1487 873s-643 874-1487 874c-843 0-1487-379-1487-874s644-873 1487-873z">
          <text:p/>
        </draw:path>
        <draw:polygon draw:style-name="gr3" draw:text-style-name="P1" draw:layer="layout" svg:width="0cm" svg:height="0cm" svg:x="11.055cm" svg:y="6.011cm" svg:viewBox="0 0 0 0" draw:points="0,0">
          <text:p/>
        </draw:polygon>
        <draw:polygon draw:style-name="gr3" draw:text-style-name="P1" draw:layer="layout" svg:width="0cm" svg:height="0cm" svg:x="14.031cm" svg:y="7.759cm" svg:viewBox="0 0 0 0" draw:points="0,0">
          <text:p/>
        </draw:polygon>
        <draw:polygon draw:style-name="gr1" draw:text-style-name="P1" draw:layer="layout" svg:width="2.981cm" svg:height="1.751cm" svg:x="11.019cm" svg:y="7.79cm" svg:viewBox="0 0 2982 1752" draw:points="1490,1752 0,1752 0,0 2982,0 2982,1752">
          <text:p/>
        </draw:polygon>
        <draw:path draw:style-name="gr7" draw:text-style-name="P7" draw:layer="layout" svg:width="2.976cm" svg:height="1.748cm" svg:x="11.021cm" svg:y="7.791cm" svg:viewBox="0 0 2977 1749" svg:d="M1487 0c844 0 1487 378 1487 873s-643 874-1487 874c-843 0-1487-379-1487-874s644-873 1487-873zM0 0zM2977 1749z">
          <text:p/>
        </draw:path>
        <draw:path draw:style-name="gr3" draw:text-style-name="P1" draw:layer="layout" svg:width="2.973cm" svg:height="1.746cm" svg:x="11.021cm" svg:y="7.791cm" svg:viewBox="0 0 2974 1747" svg:d="M1487 0c844 0 1487 378 1487 873s-643 874-1487 874c-843 0-1487-379-1487-874s644-873 1487-873z">
          <text:p/>
        </draw:path>
        <draw:polygon draw:style-name="gr3" draw:text-style-name="P1" draw:layer="layout" svg:width="0cm" svg:height="0cm" svg:x="11.021cm" svg:y="7.791cm" svg:viewBox="0 0 0 0" draw:points="0,0">
          <text:p/>
        </draw:polygon>
        <draw:polygon draw:style-name="gr3" draw:text-style-name="P1" draw:layer="layout" svg:width="0cm" svg:height="0cm" svg:x="13.995cm" svg:y="9.539cm" svg:viewBox="0 0 0 0" draw:points="0,0">
          <text:p/>
        </draw:polygon>
        <draw:polygon draw:style-name="gr1" draw:text-style-name="P1" draw:layer="layout" svg:width="6.494cm" svg:height="0.799cm" svg:x="14.886cm" svg:y="5.626cm" svg:viewBox="0 0 6495 800" draw:points="3247,800 0,800 0,0 6495,0 6495,800">
          <text:p/>
        </draw:polygon>
        <draw:path draw:style-name="gr4" draw:text-style-name="P3" draw:layer="layout" svg:width="6.49cm" svg:height="0.795cm" svg:x="14.888cm" svg:y="5.628cm" svg:viewBox="0 0 6491 796" svg:d="M0 398c0 218 125 398 276 398h5937c152 0 278-180 278-398 0-217-126-398-278-398h-5937c-151 0-276 181-276 398zM0 796zM6491 0z">
          <text:p><text:span text:style-name="T1"><text:s text:c="3"/></text:span><text:span text:style-name="T1">Queue with image data</text:span></text:p>
        </draw:path>
        <draw:path draw:style-name="gr3" draw:text-style-name="P1" draw:layer="layout" svg:width="6.49cm" svg:height="0.795cm" svg:x="14.888cm" svg:y="5.628cm" svg:viewBox="0 0 6491 796" svg:d="M0 398c0 218 125 398 276 398h5937c152 0 278-180 278-398 0-217-126-398-278-398h-5937c-151 0-276 181-276 398z">
          <text:p/>
        </draw:path>
        <draw:polygon draw:style-name="gr3" draw:text-style-name="P1" draw:layer="layout" svg:width="0cm" svg:height="0cm" svg:x="14.888cm" svg:y="6.422cm" svg:viewBox="0 0 0 0" draw:points="0,0">
          <text:p/>
        </draw:polygon>
        <draw:polygon draw:style-name="gr3" draw:text-style-name="P1" draw:layer="layout" svg:width="0cm" svg:height="0cm" svg:x="21.377cm" svg:y="5.628cm" svg:viewBox="0 0 0 0" draw:points="0,0">
          <text:p/>
        </draw:polygon>
        <draw:path draw:style-name="gr5" draw:text-style-name="P4" draw:layer="layout" svg:width="6.49cm" svg:height="0.795cm" svg:x="14.888cm" svg:y="5.628cm" svg:viewBox="0 0 6491 796" svg:d="M0 398c0 218 125 398 276 398 152 0 278-180 278-398 0-217-126-398-278-398-151 0-276 181-276 398zM0 796zM6491 0z">
          <text:p/>
        </draw:path>
        <draw:path draw:style-name="gr3" draw:text-style-name="P1" draw:layer="layout" svg:width="0.554cm" svg:height="0.795cm" svg:x="14.888cm" svg:y="5.628cm" svg:viewBox="0 0 555 796" svg:d="M0 398c0 218 125 398 277 398 151 0 278-180 278-398 0-217-127-398-278-398-152 0-277 181-277 398z">
          <text:p/>
        </draw:path>
        <draw:polygon draw:style-name="gr3" draw:text-style-name="P1" draw:layer="layout" svg:width="0cm" svg:height="0cm" svg:x="14.888cm" svg:y="6.422cm" svg:viewBox="0 0 0 0" draw:points="0,0">
          <text:p/>
        </draw:polygon>
        <draw:polygon draw:style-name="gr3" draw:text-style-name="P1" draw:layer="layout" svg:width="0cm" svg:height="0cm" svg:x="21.377cm" svg:y="5.628cm" svg:viewBox="0 0 0 0" draw:points="0,0">
          <text:p/>
        </draw:polygon>
        <draw:polygon draw:style-name="gr1" draw:text-style-name="P1" draw:layer="layout" svg:width="7.609cm" svg:height="1.5cm" svg:x="14.506cm" svg:y="5.536cm" svg:viewBox="0 0 7610 1501" draw:points="3805,1501 0,1501 0,0 7610,0 7610,1501">
          <text:p/>
        </draw:polygon>
        <draw:polygon draw:style-name="gr1" draw:text-style-name="P1" draw:layer="layout" svg:width="3.898cm" svg:height="0.855cm" svg:x="10.901cm" svg:y="3.415cm" svg:viewBox="0 0 3899 856" draw:points="1949,856 0,856 0,0 3899,0 3899,856">
          <text:p/>
        </draw:polygon>
        <draw:polygon draw:style-name="gr1" draw:text-style-name="P1" draw:layer="layout" svg:width="3.499cm" svg:height="1.594cm" svg:x="21.498cm" svg:y="5.218cm" svg:viewBox="0 0 3500 1595" draw:points="1750,1595 0,1595 0,0 3500,0 3500,1595">
          <text:p/>
        </draw:polygon>
        <draw:path draw:style-name="gr4" draw:text-style-name="P6" draw:layer="layout" svg:width="3.494cm" svg:height="1.589cm" svg:x="21.499cm" svg:y="5.219cm" svg:viewBox="0 0 3495 1590" svg:d="M1747 0c990 0 1746 344 1746 794 0 451-756 794-1746 794-991 0-1747-343-1747-794 0-450 756-794 1747-794zM0 0zM3495 1590z">
          <text:p text:style-name="P5"><text:span text:style-name="T1">Azimuthal</text:span></text:p>
          <text:p text:style-name="P5"><text:span text:style-name="T1">integration</text:span></text:p>
        </draw:path>
        <draw:path draw:style-name="gr3" draw:text-style-name="P1" draw:layer="layout" svg:width="3.492cm" svg:height="1.587cm" svg:x="21.499cm" svg:y="5.219cm" svg:viewBox="0 0 3493 1588" svg:d="M1747 0c990 0 1746 344 1746 794 0 451-756 794-1746 794-991 0-1747-343-1747-794 0-450 756-794 1747-794z">
          <text:p/>
        </draw:path>
        <draw:polygon draw:style-name="gr3" draw:text-style-name="P1" draw:layer="layout" svg:width="0cm" svg:height="0cm" svg:x="21.499cm" svg:y="5.219cm" svg:viewBox="0 0 0 0" draw:points="0,0">
          <text:p/>
        </draw:polygon>
        <draw:polygon draw:style-name="gr3" draw:text-style-name="P1" draw:layer="layout" svg:width="0cm" svg:height="0cm" svg:x="24.993cm" svg:y="6.807cm" svg:viewBox="0 0 0 0" draw:points="0,0">
          <text:p/>
        </draw:polygon>
        <draw:frame draw:style-name="gr8" draw:text-style-name="P1" draw:layer="layout" svg:width="0.002cm" svg:height="0.937cm" svg:x="0cm" svg:y="-0.01cm">
          <draw:text-box>
            <text:p/>
          </draw:text-box>
        </draw:frame>
        <draw:frame draw:style-name="gr8" draw:text-style-name="P1" draw:layer="layout" svg:width="0.002cm" svg:height="0.937cm" svg:x="0cm" svg:y="-0.353cm">
          <draw:text-box>
            <text:p/>
          </draw:text-box>
        </draw:frame>
        <draw:frame draw:style-name="gr8" draw:text-style-name="P1" draw:layer="layout" svg:width="0.002cm" svg:height="0.937cm" svg:x="4.733cm" svg:y="6.32cm">
          <draw:text-box>
            <text:p/>
          </draw:text-box>
        </draw:frame>
        <draw:frame draw:style-name="gr9" draw:text-style-name="P1" draw:layer="layout" svg:width="0.311cm" svg:height="0.039cm" svg:x="0cm" svg:y="0cm">
          <draw:text-box>
            <text:p text:style-name="P8"><text:span text:style-name="T2">Queue with file names</text:span></text:p>
          </draw:text-box>
        </draw:frame>
        <draw:frame draw:style-name="gr8" draw:text-style-name="P1" draw:layer="layout" svg:width="0.002cm" svg:height="0.937cm" svg:x="0cm" svg:y="-0.01cm">
          <draw:text-box>
            <text:p/>
          </draw:text-box>
        </draw:frame>
        <draw:frame draw:style-name="gr8" draw:text-style-name="P1" draw:layer="layout" svg:width="0.002cm" svg:height="0.937cm" svg:x="0cm" svg:y="-0.353cm">
          <draw:text-box>
            <text:p/>
          </draw:text-box>
        </draw:frame>
        <draw:frame draw:style-name="gr10" draw:text-style-name="P1" draw:layer="layout" svg:width="0.002cm" svg:height="0.937cm" svg:x="11.234cm" svg:y="5.186cm">
          <draw:text-box>
            <text:p/>
          </draw:text-box>
        </draw:frame>
        <draw:frame draw:style-name="gr9" draw:text-style-name="P1" draw:layer="layout" svg:width="0.154cm" svg:height="0.039cm" svg:x="0cm" svg:y="0cm">
          <draw:text-box>
            <text:p text:style-name="P8"><text:span text:style-name="T2">Cbf reader</text:span></text:p>
          </draw:text-box>
        </draw:frame>
        <draw:frame draw:style-name="gr8" draw:text-style-name="P1" draw:layer="layout" svg:width="0.002cm" svg:height="0.937cm" svg:x="0cm" svg:y="-0.01cm">
          <draw:text-box>
            <text:p/>
          </draw:text-box>
        </draw:frame>
        <draw:frame draw:style-name="gr8" draw:text-style-name="P1" draw:layer="layout" svg:width="0.002cm" svg:height="0.937cm" svg:x="0cm" svg:y="-0.353cm">
          <draw:text-box>
            <text:p/>
          </draw:text-box>
        </draw:frame>
        <draw:frame draw:style-name="gr10" draw:text-style-name="P1" draw:layer="layout" svg:width="0.002cm" svg:height="0.937cm" svg:x="11.234cm" svg:y="7.058cm">
          <draw:text-box>
            <text:p/>
          </draw:text-box>
        </draw:frame>
        <draw:frame draw:style-name="gr9" draw:text-style-name="P1" draw:layer="layout" svg:width="0.154cm" svg:height="0.039cm" svg:x="0cm" svg:y="0cm">
          <draw:text-box>
            <text:p text:style-name="P8"><text:span text:style-name="T2">Cbf reader</text:span></text:p>
          </draw:text-box>
        </draw:frame>
        <draw:frame draw:style-name="gr8" draw:text-style-name="P1" draw:layer="layout" svg:width="0.002cm" svg:height="0.937cm" svg:x="0cm" svg:y="-0.01cm">
          <draw:text-box>
            <text:p/>
          </draw:text-box>
        </draw:frame>
        <draw:frame draw:style-name="gr8" draw:text-style-name="P1" draw:layer="layout" svg:width="0.002cm" svg:height="0.937cm" svg:x="0cm" svg:y="-0.353cm">
          <draw:text-box>
            <text:p/>
          </draw:text-box>
        </draw:frame>
        <draw:frame draw:style-name="gr10" draw:text-style-name="P1" draw:layer="layout" svg:width="0.002cm" svg:height="0.937cm" svg:x="11.198cm" svg:y="8.838cm">
          <draw:text-box>
            <text:p/>
          </draw:text-box>
        </draw:frame>
        <draw:frame draw:style-name="gr9" draw:text-style-name="P1" draw:layer="layout" svg:width="0.154cm" svg:height="0.039cm" svg:x="0cm" svg:y="0cm">
          <draw:text-box>
            <text:p text:style-name="P8"><text:span text:style-name="T2">Cbf reader</text:span></text:p>
          </draw:text-box>
        </draw:frame>
        <draw:frame draw:style-name="gr8" draw:text-style-name="P1" draw:layer="layout" svg:width="0.002cm" svg:height="0.937cm" svg:x="0cm" svg:y="-0.01cm">
          <draw:text-box>
            <text:p/>
          </draw:text-box>
        </draw:frame>
        <draw:frame draw:style-name="gr8" draw:text-style-name="P1" draw:layer="layout" svg:width="0.002cm" svg:height="0.937cm" svg:x="0cm" svg:y="-0.353cm">
          <draw:text-box>
            <text:p/>
          </draw:text-box>
        </draw:frame>
        <draw:frame draw:style-name="gr10" draw:text-style-name="P1" draw:layer="layout" svg:width="0.002cm" svg:height="0.937cm" svg:x="15.58cm" svg:y="6.161cm">
          <draw:text-box>
            <text:p/>
          </draw:text-box>
        </draw:frame>
        <draw:frame draw:style-name="gr9" draw:text-style-name="P1" draw:layer="layout" svg:width="0.324cm" svg:height="0.039cm" svg:x="0cm" svg:y="0cm">
          <draw:text-box>
            <text:p text:style-name="P8"><text:span text:style-name="T2">Queue with image data</text:span></text:p>
          </draw:text-box>
        </draw:frame>
        <draw:frame draw:style-name="gr8" draw:text-style-name="P1" draw:layer="layout" svg:width="0.002cm" svg:height="0.937cm" svg:x="0cm" svg:y="-0.01cm">
          <draw:text-box>
            <text:p/>
          </draw:text-box>
        </draw:frame>
        <draw:frame draw:style-name="gr8" draw:text-style-name="P1" draw:layer="layout" svg:width="0.002cm" svg:height="0.937cm" svg:x="0cm" svg:y="-0.323cm">
          <draw:text-box>
            <text:p/>
          </draw:text-box>
        </draw:frame>
        <draw:frame draw:style-name="gr10" draw:text-style-name="P1" draw:layer="layout" svg:width="0.002cm" svg:height="0.937cm" svg:x="11.226cm" svg:y="3.999cm">
          <draw:text-box>
            <text:p/>
          </draw:text-box>
        </draw:frame>
        <draw:frame draw:style-name="gr9" draw:text-style-name="P1" draw:layer="layout" svg:width="0.201cm" svg:height="0.039cm" svg:x="0cm" svg:y="0cm">
          <draw:text-box>
            <text:p text:style-name="P8"><text:span text:style-name="T2">Pool of worker</text:span></text:p>
          </draw:text-box>
        </draw:frame>
        <draw:frame draw:style-name="gr8" draw:text-style-name="P1" draw:layer="layout" svg:width="0.002cm" svg:height="0.937cm" svg:x="0cm" svg:y="-0.01cm">
          <draw:text-box>
            <text:p/>
          </draw:text-box>
        </draw:frame>
        <draw:frame draw:style-name="gr8" draw:text-style-name="P1" draw:layer="layout" svg:width="0.002cm" svg:height="0.937cm" svg:x="0cm" svg:y="-0.353cm">
          <draw:text-box>
            <text:p/>
          </draw:text-box>
        </draw:frame>
        <draw:frame draw:style-name="gr8" draw:text-style-name="P1" draw:layer="layout" svg:width="0.002cm" svg:height="0.937cm" svg:x="22.08cm" svg:y="5.889cm">
          <draw:text-box>
            <text:p/>
          </draw:text-box>
        </draw:frame>
        <draw:frame draw:style-name="gr9" draw:text-style-name="P1" draw:layer="layout" svg:width="0.142cm" svg:height="0.039cm" svg:x="0cm" svg:y="0cm">
          <draw:text-box>
            <text:p text:style-name="P8"><text:span text:style-name="T2">Azimuthal</text:span></text:p>
          </draw:text-box>
        </draw:frame>
        <draw:frame draw:style-name="gr8" draw:text-style-name="P1" draw:layer="layout" svg:width="0.002cm" svg:height="0.937cm" svg:x="21.99cm" svg:y="6.481cm">
          <draw:text-box>
            <text:p/>
          </draw:text-box>
        </draw:frame>
        <draw:frame draw:style-name="gr9" draw:text-style-name="P1" draw:layer="layout" svg:width="0.154cm" svg:height="0.039cm" svg:x="0cm" svg:y="0cm">
          <draw:text-box>
            <text:p text:style-name="P8"><text:span text:style-name="T2">Integration</text:span></text:p>
          </draw:text-box>
        </draw:frame>
        <draw:frame draw:style-name="gr11" draw:text-style-name="P10" draw:layer="layout" svg:width="4.056cm" svg:height="0.839cm" svg:x="10.852cm" svg:y="3.502cm">
          <draw:text-box>
            <text:p text:style-name="P9">Pool of worker</text:p>
          </draw:text-box>
        </draw:frame>
        <draw:frame draw:style-name="gr12" draw:text-style-name="P11" draw:layer="layout" svg:width="3.017cm" svg:height="0.84cm" svg:x="11.049cm" svg:y="6.477cm">
          <draw:text-box>
            <text:p text:style-name="P5"><text:span text:style-name="T1">Cbf reader</text:span></text:p>
          </draw:text-box>
        </draw:frame>
        <draw:frame draw:style-name="gr12" draw:text-style-name="P11" draw:layer="layout" svg:width="3.017cm" svg:height="0.84cm" svg:x="10.953cm" svg:y="8.255cm">
          <draw:text-box>
            <text:p text:style-name="P5"><text:span text:style-name="T1">Cbf rea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, sans-serif"/>
    <style:font-face style:name="Liberation Sans1" svg:font-family="'Liberation Sans'" style:font-pitch="variable"/>
    <style:font-face style:name="Liberation Sans2" svg:font-family="'Liberation Sans'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1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0T17:19:35.085601388</dc:date>
    <meta:editing-duration>PT4M22S</meta:editing-duration>
    <meta:editing-cycles>2</meta:editing-cycles>
    <meta:generator>LibreOffice/5.2.7.2$Linux_X86_64 LibreOffice_project/20m0$Build-2</meta:generator>
    <meta:document-statistic meta:object-count="112"/>
  </office:meta>
</office:document-meta>
</file>